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s, every time the slow rotor turns, double stepping will occur. Imagine that the rotors are set up in order from left to right as I, II, and III. You can think about the relationship between notch and rotation in the two following ways.</text:p>
      <text:p text:style-name="P1"/>
      <text:p text:style-name="P1">First Way: What happens in each different type of “notch” situation?</text:p>
      <text:p text:style-name="P1"/>
      <text:p text:style-name="P1">No rotors are in the notch position -&gt; only rotor I (fast rotor) will turn</text:p>
      <text:p text:style-name="P1">only rotor III is in the notch position-&gt; rotors II and III will turn (thus III is no longer in the notch position)</text:p>
      <text:p text:style-name="P1">only rotor II is in the notch position-&gt; all three rotors will turn (thus II is no longer in the notch position)</text:p>
      <text:p text:style-name="P1">both rotors II and III are in the -&gt; all three rotors will turn</text:p>
      <text:p text:style-name="P1">There are two things to notice here. First, the notch on rotor I (the slow rotor) doesn’t matter at all. It’s only on the rotor because the rotors are switched around, and tomorrow it might be acting as the fast rotor, when its notch would matter. Second, the only way for both the middle and fast rotor to both be in the notch position is if you set up the machine that way. This because of the double stepping. As soon as it is in the notch position, the double stepping causes it to move out of notch position, so it is no longer in notch position when the fast rotor circles back to be in notch position again.</text:p>
      <text:p text:style-name="P1"/>
      <text:p text:style-name="P1">Second Way: When does each rotor turn?</text:p>
      <text:p text:style-name="P1"/>
      <text:p text:style-name="P1">Rotor III (fast rotor)-&gt; every time</text:p>
      <text:p text:style-name="P1">Rotor II -&gt; when rotor III or rotor II is in notch position</text:p>
      <text:p text:style-name="P1">Rotor I -&gt; when rotor II is in notch position</text:p>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6-04T11:42:12.006000000</meta:creation-date>
    <dc:date>2021-06-04T11:43:52.765000000</dc:date>
    <meta:editing-duration>PT51S</meta:editing-duration>
    <meta:editing-cycles>2</meta:editing-cycles>
    <meta:generator>LibreOffice/6.4.3.2$Windows_X86_64 LibreOffice_project/747b5d0ebf89f41c860ec2a39efd7cb15b54f2d8</meta:generator>
    <meta:document-statistic meta:table-count="0" meta:image-count="0" meta:object-count="0" meta:page-count="1" meta:paragraph-count="11" meta:word-count="284" meta:character-count="1461" meta:non-whitespace-character-count="1188"/>
  </office:meta>
</office:document-meta>
</file>